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4fc1ff" loext:opacity="100%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class Region(models.Model):</text:h>
      <text:p text:style-name="P1">name = models.CharField(max_length = 100)</text:p>
      <text:p text:style-name="P1">notes = models.TextField (blank=True)</text:p>
      <text:h text:style-name="Heading_20_4" text:outline-level="4"/>
      <text:h text:style-name="Heading_20_4" text:outline-level="4">class Week(models.Model):</text:h>
      <text:p text:style-name="P1">number = models.IntegerField()</text:p>
      <text:p text:style-name="P1"/>
      <text:h text:style-name="Heading_20_4" text:outline-level="4">class Fish(models.Model):</text:h>
      <text:p text:style-name="P1">name = models.CharField(max_length = 100)</text:p>
      <text:p text:style-name="P1">notes = RichTextField (blank=True, null=True)</text:p>
      <text:p text:style-name="P1">abbreviation = models.CharField (max_length=10, blank=True) </text:p>
      <text:p text:style-name="P1">static_tag = models.SlugField()</text:p>
      <text:p text:style-name="P1">image = models.ImageField ('Picture of the bug', </text:p>
      <text:p text:style-name="P1">default=None, </text:p>
      <text:p text:style-name="P1">upload_to='fish/', </text:p>
      <text:p text:style-name="P1">height_field=None, </text:p>
      <text:p text:style-name="P1">width_field=None, </text:p>
      <text:p text:style-name="P1">max_length=100, </text:p>
      <text:p text:style-name="P1">blank=True, null=True</text:p>
      <text:p text:style-name="P1">)</text:p>
      <text:p text:style-name="P1"/>
      <text:h text:style-name="Heading_20_4" text:outline-level="4">class Bug(models.Model): </text:h>
      <text:p text:style-name="P1">name = models.CharField ('Insect name', max_length=100)</text:p>
      <text:p text:style-name="P1">description = models.TextField ('Description', blank=True)</text:p>
      <text:p text:style-name="P1">notes = RichTextField (blank=True, null=True)</text:p>
      <text:p text:style-name="P1">static_tag = models.SlugField()</text:p>
      <text:p text:style-name="P1">image = models.ImageField ('Picture of the bug', </text:p>
      <text:p text:style-name="P1">default=None, </text:p>
      <text:p text:style-name="P1">upload_to='bug/', </text:p>
      <text:p text:style-name="P1">height_field=None, </text:p>
      <text:p text:style-name="P1">width_field=None, </text:p>
      <text:p text:style-name="P1">max_length=100, </text:p>
      <text:p text:style-name="P1">blank=True, null=True</text:p>
      <text:p text:style-name="P1">)</text:p>
      <text:p text:style-name="P1"/>
      <text:h text:style-name="Heading_20_4" text:outline-level="4">class Lake(models.Model):</text:h>
      <text:p text:style-name="P1">name = models.CharField(max_length = 100)</text:p>
      <text:p text:style-name="P2">region = models.ForeignKey(Region, blank=True, null=True, on_delete=models.CASCADE)</text:p>
      <text:p text:style-name="P2">week = models.ForeignKey(Week, blank=True, null=True, on_delete=models.SET_NULL)</text:p>
      <text:p text:style-name="P1">notes = RichTextField (blank=True, null=True)</text:p>
      <text:p text:style-name="P2">fish = models.ManyToManyField (Fish, through='Stock', blank=True)</text:p>
      <text:p text:style-name="P1">other_name = models.CharField (max_length=100, blank=True)</text:p>
      <text:p text:style-name="P1">ats = models.CharField (max_length=100, blank=True)</text:p>
      <text:p text:style-name="P1">lat = models.DecimalField (max_digits = 15, decimal_places=10, blank=True, null=True)</text:p>
      <text:p text:style-name="P1">long = models.DecimalField (max_digits = 15, decimal_places=10, blank=True, null=True)</text:p>
      <text:p text:style-name="P1">district = models.CharField (max_length=100, blank=True)</text:p>
      <text:p text:style-name="P1">waterbody_id = models.IntegerField (blank=True, null=True)</text:p>
      <text:p text:style-name="P1">favourite = models.BooleanField (default = False)</text:p>
      <text:p text:style-name="P1">static_tag = models.SlugField()</text:p>
      <text:h text:style-name="Heading_20_4" text:outline-level="4"><text:soft-page-break/>class Stock(models.Model):</text:h>
      <text:p text:style-name="P2">fish = models.ForeignKey(Fish, on_delete=models.CASCADE)</text:p>
      <text:p text:style-name="P2">lake = models.ForeignKey(Lake, on_delete=models.CASCADE)</text:p>
      <text:p text:style-name="P1">date_stocked = models.DateField()</text:p>
      <text:p text:style-name="P1">number = models.IntegerField ()</text:p>
      <text:p text:style-name="P1">length = models.FloatField ()</text:p>
      <text:p text:style-name="P1"># length = models.FloatField (max_digits = 10, decimal_places=2)</text:p>
      <text:p text:style-name="P1">strain = models.CharField (</text:p>
      <text:p text:style-name="P1">max_length=100, </text:p>
      <text:p text:style-name="P1">blank=True,</text:p>
      <text:p text:style-name="P1">choices = STRAIN,</text:p>
      <text:p text:style-name="P1">)</text:p>
      <text:p text:style-name="P1"/>
      <text:h text:style-name="Heading_20_4" text:outline-level="4">class Temp(models.Model):</text:h>
      <text:p text:style-name="P1">name = models.CharField(max_length = 100)</text:p>
      <text:p text:style-name="P1">search_keys = models.CharField(max_length = 400, blank=True)</text:p>
      <text:p text:style-name="P2">week = models.ManyToManyField (Week, blank=True)</text:p>
      <text:p text:style-name="P1">notes = RichTextField (blank=True, null=True)</text:p>
      <text:p text:style-name="P1">deg = models.IntegerField ()</text:p>
      <text:p text:style-name="P1">direction = models.CharField(max_length = 10)</text:p>
      <text:p text:style-name="P1"/>
      <text:h text:style-name="Heading_20_4" text:outline-level="4">class Fly_type(models.Model):</text:h>
      <text:p text:style-name="P1">name = models.CharField(max_length = 100)</text:p>
      <text:p text:style-name="P1">notes = models.TextField(blank=True)</text:p>
      <text:p text:style-name="P1">image = models.ImageField ('Picture of fly type', </text:p>
      <text:p text:style-name="P1">default=None, </text:p>
      <text:p text:style-name="P1">upload_to='fly_type/', </text:p>
      <text:p text:style-name="P1">height_field=None, </text:p>
      <text:p text:style-name="P1">width_field=None, </text:p>
      <text:p text:style-name="P1">max_length=100, </text:p>
      <text:p text:style-name="P1">blank=True, null=True</text:p>
      <text:p text:style-name="P1">)</text:p>
      <text:p text:style-name="P1"/>
      <text:h text:style-name="Heading_20_4" text:outline-level="4">class Fly(models.Model):</text:h>
      <text:p text:style-name="P1">name = models.CharField(max_length = 100)</text:p>
      <text:p text:style-name="P2">bug = models.ForeignKey(Bug, blank=True, null= True, on_delete=models.SET_NULL )</text:p>
      <text:p text:style-name="P2">fly_type = models.ForeignKey(Fly_type, blank=True, null= True, on_delete=models.SET_NULL) </text:p>
      <text:p text:style-name="P1">notes = RichTextField (blank=True, null=True)</text:p>
      <text:p text:style-name="P1">size_range = models.CharField ( max_length=100, blank=True)</text:p>
      <text:p text:style-name="P1">author = models.CharField (max_length=100, blank=True)</text:p>
      <text:p text:style-name="P1">static_tag = models.SlugField()</text:p>
      <text:p text:style-name="P1">snippet = models.CharField (max_length = 255, blank=True)</text:p>
      <text:p text:style-name="P1">image = models.ImageField ( </text:p>
      <text:p text:style-name="P1">default='default.jpg', </text:p>
      <text:p text:style-name="P1">upload_to='flys/', </text:p>
      <text:p text:style-name="P1">height_field=None, </text:p>
      <text:p text:style-name="P1">width_field=None, </text:p>
      <text:p text:style-name="P1">max_length=100,</text:p>
      <text:p text:style-name="P1">blank=True)</text:p>
      <text:p text:style-name="P1"/>
      <text:p text:style-name="P1"/>
      <text:p text:style-name="P1"/>
      <text:p text:style-name="P1"/>
      <text:h text:style-name="Heading_20_4" text:outline-level="4"><text:soft-page-break/>class Log(models.Model):</text:h>
      <text:p text:style-name="P2">lake = models.ForeignKey(Lake, on_delete=models.CASCADE)</text:p>
      <text:p text:style-name="P2">fish = models.ForeignKey(Fish, blank=True, null=True, on_delete=models.SET_NULL)</text:p>
      <text:p text:style-name="P2">temp = models.ForeignKey(Temp, blank=True, null=True, on_delete=models.SET_NULL)</text:p>
      <text:p text:style-name="P2">week = models.ForeignKey(Week, blank=True, null=True, on_delete=models.SET_NULL)</text:p>
      <text:p text:style-name="P1">catch_date = models.DateField(default=timezone.now)</text:p>
      <text:p text:style-name="P1">record_date = models.DateField(default=timezone.now)</text:p>
      <text:p text:style-name="P1">location = models.CharField (max_length=100, blank=True)</text:p>
      <text:p text:style-name="P1">length = models.FloatField ( blank=True, default=0.0 )</text:p>
      <text:p text:style-name="P1">weight = models.FloatField ( blank=True, default=0.0 )</text:p>
      <text:p text:style-name="P2">fly = models.ForeignKey(Fly, blank=True, null=True, on_delete=models.SET_NULL)</text:p>
      <text:p text:style-name="P1">fly_size = models.CharField (max_length=100, blank=True)</text:p>
      <text:p text:style-name="P1">fly_colour = models.CharField (max_length=100, blank=True)</text:p>
      <text:p text:style-name="P1">notes = RichTextField (blank=True, null=True)</text:p>
      <text:p text:style-name="P1">fish_swami = models.IntegerField (blank=True)</text:p>
      <text:p text:style-name="P1">num_landed = models.IntegerField (blank=True)</text:p>
      <text:p text:style-name="P1"/>
      <text:p text:style-name="P1"/>
      <text:h text:style-name="Heading_20_4" text:outline-level="4">class Hatch(models.Model):</text:h>
      <text:p text:style-name="P2">lake = models.ForeignKey(Lake, on_delete=models.CASCADE)</text:p>
      <text:p text:style-name="P2">week = models.ForeignKey(Week, blank=True, null=True, on_delete=models.SET_NULL)</text:p>
      <text:p text:style-name="P2">bug = models.ForeignKey(Bug, on_delete=models.CASCADE)</text:p>
      <text:p text:style-name="P1">notes = RichTextField (blank=True, null=True)</text:p>
      <text:p text:style-name="P1">static_tag = models.SlugField()</text:p>
      <text:p text:style-name="P1"/>
      <text:h text:style-name="Heading_20_4" text:outline-level="4">class Chart(models.Model):</text:h>
      <text:p text:style-name="P2">week = models.ForeignKey(Week, on_delete=models.CASCADE, related_name="week")</text:p>
      <text:p text:style-name="P2">bug = models.ForeignKey(Bug, on_delete=models.CASCADE, related_name="insect")</text:p>
      <text:p text:style-name="P1">strength = models.IntegerField ( </text:p>
      <text:p text:style-name="P1">default = 0,</text:p>
      <text:p text:style-name="P1">choices = STRENGTH,</text:p>
      <text:p text:style-name="P1">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Gurnett</meta:initial-creator>
    <meta:creation-date>2023-01-13T08:34:13.662680316</meta:creation-date>
    <dc:date>2023-01-13T09:22:19.877754063</dc:date>
    <dc:creator>Michael Gurnett</dc:creator>
    <meta:editing-duration>PT48M10S</meta:editing-duration>
    <meta:editing-cycles>1</meta:editing-cycles>
    <meta:document-statistic meta:table-count="0" meta:image-count="0" meta:object-count="0" meta:page-count="3" meta:paragraph-count="120" meta:word-count="443" meta:character-count="4694" meta:non-whitespace-character-count="4343"/>
    <meta:generator>LibreOffice/7.4.4.2$Linux_X86_64 LibreOffice_project/40$Build-2</meta:generator>
  </office:meta>
</office:document-meta>
</file>